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1.046cm" svg:height="8.638cm" svg:x="7.946cm" svg:y="2.305cm">
            <draw:object draw:notify-on-update-of-ranges="Arkusz1.A3:Arkusz1.A18 Arkusz1.B3:Arkusz1.B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046cm" svg:height="8.638cm" svg:x="7.158cm" svg:y="15.353cm">
            <draw:object draw:notify-on-update-of-ranges="Arkusz1.A31:Arkusz1.A49 Arkusz1.B31:Arkusz1.B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046cm" svg:height="8.638cm" svg:x="7.158cm" svg:y="26.641cm">
            <draw:object draw:notify-on-update-of-ranges="Arkusz1.A59:Arkusz1.A74 Arkusz1.B59:Arkusz1.B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.046cm" svg:height="8.638cm" svg:x="7.158cm" svg:y="38.383cm">
            <draw:object draw:notify-on-update-of-ranges="Arkusz1.A85:Arkusz1.A100 Arkusz1.B85:Arkusz1.B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thinking</text:p>
          </table:table-cell>
          <table:table-cell table:number-columns-repeated="2" office:value-type="string" calcext:value-type="string">
            <text:p>rnd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367989487" calcext:value-type="float">
            <text:p>11,33679894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8617182655" calcext:value-type="float">
            <text:p>18,86171826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0250127894" calcext:value-type="float">
            <text:p>17,025012789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112921721" calcext:value-type="float">
            <text:p>17,711292172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1355211014" calcext:value-type="float">
            <text:p>18,135521101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7452672107" calcext:value-type="float">
            <text:p>12,745267210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272204613" calcext:value-type="float">
            <text:p>20,027220461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2960562226" calcext:value-type="float">
            <text:p>19,296056222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.4675908708" calcext:value-type="float">
            <text:p>21,467590870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.7741015318" calcext:value-type="float">
            <text:p>24,7741015318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7418678952" calcext:value-type="float">
            <text:p>26,7418678952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.6481924076" calcext:value-type="float">
            <text:p>24,6481924076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.9057019546" calcext:value-type="float">
            <text:p>23,905701954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3783007762" calcext:value-type="float">
            <text:p>19,378300776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.1112756806" calcext:value-type="float">
            <text:p>17,1112756806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.7617779166" calcext:value-type="float">
            <text:p>16,7617779166</text:p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best_avg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1061065737" calcext:value-type="float">
            <text:p>0,111061065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0473989999" calcext:value-type="float">
            <text:p>0,1304739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40757698766" calcext:value-type="float">
            <text:p>0,094075769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97512437811" calcext:value-type="float">
            <text:p>0,049751243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9885588588" calcext:value-type="float">
            <text:p>2,698855885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06504065041" calcext:value-type="float">
            <text:p>0,040650406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0961966494" calcext:value-type="float">
            <text:p>17,096196649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.0723670898" calcext:value-type="float">
            <text:p>18,0723670898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.5054759375" calcext:value-type="float">
            <text:p>19,505475937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.7182712706" calcext:value-type="float">
            <text:p>18,718271270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.1555697985" calcext:value-type="float">
            <text:p>22,1555697985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.2248165993" calcext:value-type="float">
            <text:p>45,2248165993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.2268041237" calcext:value-type="float">
            <text:p>44,2268041237</text:p>
          </table:table-cell>
          <table:table-cell table:number-columns-repeated="5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0.8333333333" calcext:value-type="float">
            <text:p>30,8333333333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1.1111111111" calcext:value-type="float">
            <text:p>31,1111111111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ood_rnd</text:p>
          </table:table-cell>
          <table:table-cell table:number-columns-repeated="2" office:value-type="string" calcext:value-type="string">
            <text:p>rnd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608546559" calcext:value-type="float">
            <text:p>10,76085465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3786119391" calcext:value-type="float">
            <text:p>17,37861193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2003164551" calcext:value-type="float">
            <text:p>18,200316455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223762304" calcext:value-type="float">
            <text:p>19,2237623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2773975269" calcext:value-type="float">
            <text:p>19,277397526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5448015456" calcext:value-type="float">
            <text:p>17,544801545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6920242215" calcext:value-type="float">
            <text:p>14,692024221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6238010625" calcext:value-type="float">
            <text:p>12,623801062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7037800478" calcext:value-type="float">
            <text:p>16,703780047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.7315414747" calcext:value-type="float">
            <text:p>20,7315414747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0646037553" calcext:value-type="float">
            <text:p>17,0646037553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4458849259" calcext:value-type="float">
            <text:p>19,4458849259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.7426881896" calcext:value-type="float">
            <text:p>21,742688189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.1975002051" calcext:value-type="float">
            <text:p>24,1975002051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.9625825789" calcext:value-type="float">
            <text:p>17,9625825789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.8201785865" calcext:value-type="float">
            <text:p>18,8201785865</text:p>
          </table:table-cell>
          <table:table-cell table:number-columns-repeated="5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thinking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8933964274" calcext:value-type="float">
            <text:p>0,23893396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7245120191" calcext:value-type="float">
            <text:p>0,31724512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30459000402" calcext:value-type="float">
            <text:p>0,073045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8723159741" calcext:value-type="float">
            <text:p>1,687231597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48261480575" calcext:value-type="float">
            <text:p>0,064826148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21831014505" calcext:value-type="float">
            <text:p>3,2183101451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131779341" calcext:value-type="float">
            <text:p>6,713177934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11942949443" calcext:value-type="float">
            <text:p>3,119429494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7276418692" calcext:value-type="float">
            <text:p>7,9727641869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.4182201391" calcext:value-type="float">
            <text:p>13,4182201391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.5637420431" calcext:value-type="float">
            <text:p>11,5637420431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08310776942" calcext:value-type="float">
            <text:p>3,0831077694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8215656646" calcext:value-type="float">
            <text:p>11,82156566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 style:data-style-name="N2" text:time-value="12:40:11.77938915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02:39.204850530</meta:creation-date>
    <dc:date>2015-06-01T12:50:31.557597902</dc:date>
    <meta:editing-duration>PT14M23S</meta:editing-duration>
    <meta:editing-cycles>7</meta:editing-cycles>
    <meta:generator>LibreOffice/4.2.8.2$Linux_X86_64 LibreOffice_project/420m0$Build-2</meta:generator>
    <meta:document-statistic meta:table-count="1" meta:cell-count="1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47cm" svg:height="8.639cm" xlink:href=".." xlink:type="simple" chart:class="chart:bar" chart:style-name="ch1">
        <chart:plot-area chart:style-name="ch2" table:cell-range-address="Arkusz1.A3:Arkusz1.B18" chart:data-source-has-labels="column" svg:x="0.42cm" svg:y="0.172cm" svg:width="20.207cm" svg:height="8.295cm">
          <chartooo:coordinate-region svg:x="1.041cm" svg:y="0.371cm" svg:width="19.586cm" svg:height="7.449cm"/>
          <chart:axis chart:dimension="x" chart:name="primary-x" chart:style-name="ch3" chartooo:axis-type="auto">
            <chartooo:date-scale/>
            <chart:categories table:cell-range-address="Arkusz1.A3:Arkusz1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3:Arkusz1.B18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8</svg:desc>
                </draw:g>
              </table:table-cell>
              <table:table-cell office:value-type="float" office:value="11.3367989487">
                <text:p>11.3367989487</text:p>
                <draw:g>
                  <svg:desc>Arkusz1.B3:Arkusz1.B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.8617182655">
                <text:p>18.86171826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.0250127894">
                <text:p>17.02501278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.7112921721">
                <text:p>17.71129217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355211014">
                <text:p>18.13552110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7452672107">
                <text:p>12.74526721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0272204613">
                <text:p>20.02722046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2960562226">
                <text:p>19.29605622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4675908708">
                <text:p>21.46759087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.7741015318">
                <text:p>24.7741015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7418678952">
                <text:p>26.74186789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.6481924076">
                <text:p>24.648192407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.9057019546">
                <text:p>23.90570195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3783007762">
                <text:p>19.378300776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.1112756806">
                <text:p>17.111275680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6.7617779166">
                <text:p>16.7617779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47cm" svg:height="8.639cm" xlink:href=".." xlink:type="simple" chart:class="chart:bar" chart:style-name="ch1">
        <chart:plot-area chart:style-name="ch2" table:cell-range-address="Arkusz1.A31:Arkusz1.B49" chart:data-source-has-labels="column" svg:x="0.42cm" svg:y="0.172cm" svg:width="20.207cm" svg:height="8.295cm">
          <chartooo:coordinate-region svg:x="1.041cm" svg:y="0.371cm" svg:width="19.535cm" svg:height="7.051cm"/>
          <chart:axis chart:dimension="x" chart:name="primary-x" chart:style-name="ch3" chartooo:axis-type="auto">
            <chartooo:date-scale/>
            <chart:categories table:cell-range-address="Arkusz1.A31:Arkusz1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31:Arkusz1.B49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1:Arkusz1.A49</svg:desc>
                </draw:g>
              </table:table-cell>
              <table:table-cell office:value-type="float" office:value="0">
                <text:p>0</text:p>
                <draw:g>
                  <svg:desc>Arkusz1.B31:Arkusz1.B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1061065737">
                <text:p>0.1110610657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0473989999">
                <text:p>0.13047398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940757698766">
                <text:p>0.09407576987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97512437811">
                <text:p>0.04975124378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69885588588">
                <text:p>2.698855885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06504065041">
                <text:p>0.04065040650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961966494">
                <text:p>17.09619664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0723670898">
                <text:p>18.072367089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.5054759375">
                <text:p>19.50547593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.7182712706">
                <text:p>18.71827127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2.1555697985">
                <text:p>22.155569798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5.2248165993">
                <text:p>45.22481659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4.2268041237">
                <text:p>44.226804123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0.8333333333">
                <text:p>30.83333333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1.1111111111">
                <text:p>31.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47cm" svg:height="8.639cm" xlink:href=".." xlink:type="simple" chart:class="chart:bar" chart:style-name="ch1">
        <chart:plot-area chart:style-name="ch2" table:cell-range-address="Arkusz1.A59:Arkusz1.B74" chart:data-source-has-labels="column" svg:x="0.42cm" svg:y="0.172cm" svg:width="20.207cm" svg:height="8.295cm">
          <chartooo:coordinate-region svg:x="1.041cm" svg:y="0.371cm" svg:width="19.586cm" svg:height="7.449cm"/>
          <chart:axis chart:dimension="x" chart:name="primary-x" chart:style-name="ch3" chartooo:axis-type="auto">
            <chartooo:date-scale/>
            <chart:categories table:cell-range-address="Arkusz1.A59:Arkusz1.A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59:Arkusz1.B74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59:Arkusz1.A74</svg:desc>
                </draw:g>
              </table:table-cell>
              <table:table-cell office:value-type="float" office:value="10.7608546559">
                <text:p>10.7608546559</text:p>
                <draw:g>
                  <svg:desc>Arkusz1.B59:Arkusz1.B7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.3786119391">
                <text:p>17.37861193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.2003164551">
                <text:p>18.20031645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.223762304">
                <text:p>19.2237623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773975269">
                <text:p>19.27739752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5448015456">
                <text:p>17.54480154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6920242215">
                <text:p>14.69202422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6238010625">
                <text:p>12.62380106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.7037800478">
                <text:p>16.7037800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.7315414747">
                <text:p>20.73154147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646037553">
                <text:p>17.064603755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.4458849259">
                <text:p>19.44588492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.7426881896">
                <text:p>21.74268818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.1975002051">
                <text:p>24.197500205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.9625825789">
                <text:p>17.962582578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8.8201785865">
                <text:p>18.8201785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47cm" svg:height="8.639cm" xlink:href=".." xlink:type="simple" chart:class="chart:bar" chart:style-name="ch1">
        <chart:plot-area chart:style-name="ch2" table:cell-range-address="Arkusz1.A85:Arkusz1.B100" chart:data-source-has-labels="column" svg:x="0.42cm" svg:y="0.172cm" svg:width="20.207cm" svg:height="8.295cm">
          <chartooo:coordinate-region svg:x="1.041cm" svg:y="0.371cm" svg:width="19.586cm" svg:height="7.449cm"/>
          <chart:axis chart:dimension="x" chart:name="primary-x" chart:style-name="ch3" chartooo:axis-type="auto">
            <chartooo:date-scale/>
            <chart:categories table:cell-range-address="Arkusz1.A85:Arkusz1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85:Arkusz1.B100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85:Arkusz1.A100</svg:desc>
                </draw:g>
              </table:table-cell>
              <table:table-cell office:value-type="float" office:value="0">
                <text:p>0</text:p>
                <draw:g>
                  <svg:desc>Arkusz1.B85:Arkusz1.B10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38933964274">
                <text:p>0.23893396427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7245120191">
                <text:p>0.3172451201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30459000402">
                <text:p>0.07304590004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8723159741">
                <text:p>1.687231597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48261480575">
                <text:p>0.06482614805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21831014505">
                <text:p>3.218310145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.7131779341">
                <text:p>6.71317793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11942949443">
                <text:p>3.119429494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7276418692">
                <text:p>7.9727641869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.4182201391">
                <text:p>13.41822013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5637420431">
                <text:p>11.563742043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08310776942">
                <text:p>3.0831077694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.8215656646">
                <text:p>11.82156566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